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9729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179729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style:language-complex="fa" style:country-complex="IR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/></text:h>
      <text:h text:style-name="P1" text:outline-level="1"><text:bookmark-start text:name="__DdeLink__51255_1180529564"/><text:span text:style-name="Titre_20_1_20_Car">[</text:span>سُورَةُ <text:span text:style-name="T2">۴</text:span>لرَّعْدِ]<text:bookmark-end text:name="__DdeLink__51255_1180529564"/></text:h>
      <text:p text:style-name="P2" loext:marker-style-name="T1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1">أَلَٓمِؓـرۭؐ تِلْــكَ ءَايَـٰــتُ </text:span><text:span text:style-name="T5">۴</text:span><text:span text:style-name="T1">لْكِتَـٰــبِؐ وَاﻟـذِىٓ ٱُنزۣلَ إِلَيْــكَ مِن رَّبِّــكَ </text:span><text:span text:style-name="T5">۰</text:span><text:span text:style-name="T1">لْحَقُّؐ وَچَكِــنَّ أَكْثَرَ </text:span><text:span text:style-name="T5">۰</text:span><text:span text:style-name="T1">لنَّاسسسِ لاَ يُومِنُونَؐ </text:span><text:span text:style-name="T3">(1)</text:span><text:span text:style-name="T1"> </text:span><text:span text:style-name="T5">۰</text:span><text:span text:style-name="T1">للَّهُ </text:span><text:span text:style-name="T5">۴ﻟ﮲</text:span><text:span text:style-name="T1"> رَفَعَ </text:span><text:span text:style-name="T5">۰</text:span><text:span text:style-name="T1">لسَّمَـٰوَ؛تتتِ بِغَيْرۣ عَمَدٍؐ تَرَوْنَهَاؐ ثُمَّ "سْتَوۭيٰ عَلَــي </text:span><text:span text:style-name="T5">۰</text:span><text:span text:style-name="T1">لْعَرْشِؐ وَسَخَّرَ </text:span><text:span text:style-name="T5">۰</text:span><text:span text:style-name="T1">لشَّمْـسَ وَالْقَمَرَؐ كُلٌّ يَجْرۣى لَأِجَــلٍ مُّسَمّيًؐ يُدَبِّرُ </text:span><text:span text:style-name="T5">۴</text:span><text:span text:style-name="T1">لاَمْرَؐ يُفَصِّــلُ </text:span><text:span text:style-name="T5">۴</text:span><text:span text:style-name="T1">لاَيَـٰــتِ لَعَلَّكُم بِلِقَآءِ رَبِّكُمْ تُوقِنُونَؐ </text:span><text:span text:style-name="T3">(2)</text:span><text:span text:style-name="T1"> وَهُوَ </text:span><text:span text:style-name="T5">۰ﻟ﮲</text:span><text:span text:style-name="T1"> مَدَّ </text:span><text:span text:style-name="T5">۰</text:span><text:span text:style-name="T1">لاَرْضَ وَجَعَـلَ فِيهَا رَوَ؛سِيَ وَأَنْهَـٰراًؐ وَمِــن كُــلّۣ </text:span><text:span text:style-name="T5">۱</text:span><text:span text:style-name="T1">لثَّمَرَ؛تِ جَعَـلَ فِيهَا زَوْجَيْـنِ 'ثْنَيْــنۣؐ يُغْشِى </text:span><text:span text:style-name="T5">۱</text:span><text:span text:style-name="T1">ليْــلَ </text:span><text:span text:style-name="T5">۰</text:span><text:span text:style-name="T1">لنَّهَارَؐ إِنَّ فِى ذَ؛لِــكَ ءَلاَيَـٰــتٍ لِّقَوْمٍ يَتَفَكَّرُونَؐ </text:span><text:span text:style-name="T3">(3)</text:span><text:span text:style-name="T1"> وَفِى </text:span><text:span text:style-name="T5">۱</text:span><text:span text:style-name="T1">لاَرْضِ قِطَعٌ مُّتَجَـٰوۣرَ؛تتتٌ وَجَنَّـٰــتٌ مِّــنَ اَعْنَـٰــبٍ وَزَرْعٍ وَنَخِيــلٍ صِنْوَانٍ وَغَيْرۣ صِنْوَانٍ تُسْقۭــيٰ بِمَآءٍ وَ؛حِدٍؐ وَنُفَضِّـلُ بَعْضَهَا عَلَيٰ بَعْـضٍ فِى </text:span><text:span text:style-name="T5">۱</text:span><text:span text:style-name="T1">لاُكْلِؐ إِنَّ فِى ذَ؛لِــكَ ءَلاَيَـٰــتٍ لِّقَوْمٍ يَعْقِلُونَؐ </text:span><text:span text:style-name="T3">(4)</text:span><text:span text:style-name="T1"> © وَإِن تَعْجَــبْ فَعَجَــبٌ قَوْلُهُمُ; أَ.ذَا كُنَّا تُرَ؛باٗ اِنَّا لَفِى خَلْـقٍ جَدِيدٖؐ </text:span><text:span text:style-name="T3">(5)</text:span><text:span text:style-name="T1"> </text:span><text:span text:style-name="T5">۷</text:span><text:span text:style-name="T1">وْلَئِــكَ </text:span><text:span text:style-name="T5">۰</text:span><text:span text:style-name="T1">لذِيــنَ كَفَرُواْ بِرَبِّهِمْؐ وَٱُوْلَئِــكَ </text:span><text:span text:style-name="T5">۰</text:span><text:span text:style-name="T1">لاَغْچَـلُ فِىٓ أَعْنَـٰقِهِمْؐ وَٱُوْلَئِــكَ أَصْحَـٰــبُ </text:span><text:span text:style-name="T5">۴</text:span><text:span text:style-name="T1">لنّۭارۣ هُمْ فِيهَا خَـٰلِدُونَؐ </text:span><text:span text:style-name="T3">(6)</text:span><text:span text:style-name="T1"> وَيَسْتَعْجِلُونَــكَ بِالسَّيِّيؕةِ قَبْــلَ </text:span><text:span text:style-name="T5">۰</text:span><text:span text:style-name="T1">لْحَسَنَةِ وَقَدْ خَلَــتْ مِــن قَبْلِهِمُ </text:span><text:span text:style-name="T5">۴</text:span><text:span text:style-name="T1">لْمَثُچَتُؐ وَإِنَّ رَبَّكَ لَذُو مَغْفِرَةٍ لِّلنَّاسسسِ عَلَيٰ ظُلْمِهِمْؐ وَإِنَّ رَبَّــكَ لَشَدِيدُ </text:span><text:span text:style-name="T5">۴</text:span><text:span text:style-name="T1">لْعِقَابِؐ </text:span><text:span text:style-name="T3">(7)</text:span><text:span text:style-name="T1"> وَيَقُولُ </text:span><text:span text:style-name="T5">۴</text:span><text:span text:style-name="T1">لذِينَ كَفَرُواْ لَوْلآَ ٱُنزۣلَ عَلَيْهِ ءَايَةٌ مِّن رَّبِّهِؐ“ إِنَّمَآ أَنتَ مُنذِرٌؐ وَلِكُلِّ قَوْمٖ هَادٖؐ </text:span><text:span text:style-name="T3">(8)</text:span><text:span text:style-name="T1"> </text:span><text:span text:style-name="T5">۱</text:span><text:span text:style-name="T1">للَّهُ يَعْلَمُ مَا تَحْمِــلُ كُلُّ ٱُنثۭيٰ وَمَا تَغِيــضُ </text:span><text:span text:style-name="T5">۴</text:span><text:span text:style-name="T1">لاَرْحَامُ وَمَا تَزْدَادُؐ وَكُــلُّ شَيْءٖ عِندَهُ„ بِمِقْدۭارٖؐ </text:span><text:span text:style-name="T3">(9)</text:span><text:span text:style-name="T1"> عَـٰلِمُ </text:span><text:soft-page-break/><text:span text:style-name="T5">۴</text:span><text:span text:style-name="T1">لْغَيْــبِ وَالشَّهَـٰدَةِؐ </text:span><text:span text:style-name="T5">۱</text:span><text:span text:style-name="T1">لْكَبِيرُ </text:span><text:span text:style-name="T5">۴</text:span><text:span text:style-name="T1">لْمُتَعَالِؐ </text:span><text:span text:style-name="T3">(10)</text:span><text:span text:style-name="T1"> سَوَآءٌ مِّنكُم مَّــنَ اَسَرَّ </text:span><text:span text:style-name="T5">۰</text:span><text:span text:style-name="T1">لْقَوْلَ وَمَن جَهَرَ بِهِ” وَمَنْ هُوَ مُسْتَخْفٙ بِاليْلِ وَسَارۣبببٛ بِالنَّهۭارۣؐ </text:span><text:span text:style-name="T3">(11)</text:span><text:span text:style-name="T1"> لَهُ„ مُعَقِّبَـٰـــتٌ مِّنۢ بَيْـنِ يَدَيْهِ وَمِــنْ خَلْفِهِ” يَحْفَظُونَهُ„ مِنَ اَمْرۣ </text:span><text:span text:style-name="T5">۱</text:span><text:span text:style-name="T1">للَّهِؐ إِنننَّ </text:span><text:span text:style-name="T5">۰</text:span><text:span text:style-name="T1">للَّهَ لاَ يُغَيِّرُ مَا بِقَوْمٖ حَتَّيٰ يُغَيِّرُواْ مَا بِأَنفُسِهِمْؐ وَإِذَآ أَرَادَ </text:span><text:span text:style-name="T5">۰</text:span><text:span text:style-name="T1">للَّهُ بِقَوْمٍ سُوٓءاً فَلاَ مَرَدَّ لَهُؐ, وَمَا لَهُم مِّن دُونِهِ” مِنْ وَّالٖؐ </text:span><text:span text:style-name="T3">(12)</text:span><text:span text:style-name="T1"> هُوَ </text:span><text:span text:style-name="T5">۰ﻟ﮲</text:span><text:span text:style-name="T1"> يُرۣيكُمُ </text:span><text:span text:style-name="T5">۴</text:span><text:span text:style-name="T1">لْبَرْقَ خَوْفاً وَطَمَعاً وَيُنشِىُٔ </text:span><text:span text:style-name="T5">۴</text:span><text:span text:style-name="T1">ڤسَّحَابَ </text:span><text:span text:style-name="T5">۰</text:span><text:span text:style-name="T1">لثِّقَالللَ </text:span><text:span text:style-name="T3">(13)</text:span><text:span text:style-name="T1"> وَيُسَبِّحُ </text:span><text:span text:style-name="T5">۴</text:span><text:span text:style-name="T1">لرَّعْدُ بِحَمْدِهِ” وَالْمَلَئِكَةُ مِنْ خِيفَتِهِؐ” وَيُرْسِــلُ </text:span><text:span text:style-name="T5">۴</text:span><text:span text:style-name="T1">لصَّوَ؛عِقَ فَيُصِيــبُ بِهَا مَنْ يَّشَآءُ وَهُمْ يُجَـٰدِلُونَ فِى </text:span><text:span text:style-name="T5">۱</text:span><text:span text:style-name="T1">للَّهِ وَهُوَ شَدِيدُ </text:span><text:span text:style-name="T5">۴</text:span><text:span text:style-name="T1">ڤْمِحَالِؐ </text:span><text:span text:style-name="T3">(14)</text:span><text:span text:style-name="T1"> ® لَهُ„ دَعْوَةُ </text:span><text:span text:style-name="T5">۴</text:span><text:span text:style-name="T1">لْحَقﱢّؐ وَالذِيــنَ يَدْعُونَ مِن دُونِهِ” لاَ يَسْتَجِيبُونَ لَهُم بِشَىْءٖ اِلاَّ كَبَـٰسِطِ كَفَّيْهِ إِلَــي </text:span><text:span text:style-name="T5">۰</text:span><text:span text:style-name="T1">لْمَآءِ لِيَبْلُغَ فَاهُ وَمَا هُوَ بِبَـٰلِغِهِؐ” وَمَا دُعَآءُ </text:span><text:span text:style-name="T5">۴</text:span><text:span text:style-name="T1">لْكۭـٰفِـرۣينَ إِلاَّ فِى ضَچَــلٍؐ </text:span><text:span text:style-name="T3">(15)</text:span><text:span text:style-name="T1"> وَلِلهِ يَسْجُدُ مَـن فِى </text:span><text:span text:style-name="T5">۱</text:span><text:span text:style-name="T1">لسَّمَـٰوَ؛تتتِ وَالاَرْضضضِ طَوْعاً وَكَرْهاً وَظِچَلُهُم بِالْغُدُوّۣ وَالاَصَالِؐ ¦ </text:span><text:span text:style-name="T3">(16)</text:span><text:span text:style-name="T1"> قُلْ مَن رَّبُّ </text:span><text:span text:style-name="T5">۴</text:span><text:span text:style-name="T1">لسَّمَـٰوَ؛تِ وَالاَرْضِ قُلِ </text:span><text:span text:style-name="T5">۱</text:span><text:span text:style-name="T1">للَّهُؐ قُـلَ اَفَاتَّخَذتُّم مِّن دُونِهِ“ أَوْلِيَآءَ لاَ يَمْلِكُونَ لَأِنفُسِهِمْ نَفْعاً وَلاَ ضَرّاًؐ قُلْ هَلْ يَسْتَوۣى </text:span><text:span text:style-name="T5">۱</text:span><text:span text:style-name="T1">لاَعْمۭيٰ وَالْبَصِيرُؐ أَمْ هَــلْ تَسْتَوۣى </text:span><text:span text:style-name="T5">۱</text:span><text:span text:style-name="T1">لظُّلُمَـٰتُ وَالنُّورُؐ </text:span><text:span text:style-name="T3">(17)</text:span><text:span text:style-name="T1"> أَمْ جَعَلُواْ لِلهِ شُرَكَآءَ خَلَقُواْ كَخَلْقِهِ” فَتَشَـٰبَهَ </text:span><text:span text:style-name="T5">۰</text:span><text:span text:style-name="T1">لْخَلْــقُ عَلَيْهِمْؐ قُـلِ </text:span><text:span text:style-name="T5">۱</text:span><text:span text:style-name="T1">للَّهُ خَـٰلِــقُ كُــلّۣ شَيْءٍؐ وَهُوَ </text:span><text:span text:style-name="T5">۰</text:span><text:span text:style-name="T1">لْوَ؛حِدُ </text:span><text:span text:style-name="T5">۴</text:span><text:span text:style-name="T1">لْقَهَّـٰرُؐ </text:span><text:span text:style-name="T3">(18)</text:span><text:span text:style-name="T1"> أَنزَلَ مِــنَ </text:span><text:span text:style-name="T5">۰</text:span><text:span text:style-name="T1">لسَّمَآءِ مَآءً فَسَالَــتَ اَوْدِيَةٛ بِقَدَرۣهَا فَاحْتَمَلَ </text:span><text:span text:style-name="T5">۰</text:span><text:span text:style-name="T1">لسَّيْلُ زَبَداً رَّابِياًؐ وَمِمَّا تُوقِدُونَ عَلَيْهِ فِى </text:span><text:span text:style-name="T5">۱</text:span><text:span text:style-name="T1">لنّۭارۣ 'بْتِغَآءَ حِلْيَةٖ اَوْ مَتَـٰعٍ زَبَدٌ مِّثْلُهُؐ, كَذَ؛لِــكَ يَضْرۣبببُ </text:span><text:span text:style-name="T5">۴</text:span><text:span text:style-name="T1">للَّهُ </text:span><text:span text:style-name="T5">۴</text:span><text:span text:style-name="T1">لْحَقَّ وَالْبَـٰطِلَؐ فَأَمَّا </text:span><text:span text:style-name="T5">۰</text:span><text:span text:style-name="T1">لزَّبَدُ فَيَذْهَــبُ جُفَآءًؐ وَأَمَّا مَا يَنفَعُ </text:span><text:span text:style-name="T5">۴</text:span><text:span text:style-name="T1">لنَّاسَ فَيَمْكُــثُ فِى </text:span><text:soft-page-break/><text:span text:style-name="T5">۱</text:span><text:span text:style-name="T1">لاَرْضضضِؐ كَذَ؛لِــكَ يَضْرۣبببُ </text:span><text:span text:style-name="T5">۴</text:span><text:span text:style-name="T1">للَّهُ </text:span><text:span text:style-name="T5">۴</text:span><text:span text:style-name="T1">لاَمْثَالَؐ </text:span><text:span text:style-name="T3">(19)</text:span><text:span text:style-name="T1"> لِلذِيــنَ "سْتَجَابُواْ لِرَبِّهِمُ </text:span><text:span text:style-name="T5">۴</text:span><text:span text:style-name="T1">لْحُسْنۭيٰؐ وَالذِينَ لَمْ يَسْتَجِيبُواْ لَهُ„ لَوَ اَنَّ لَهُم مَّا فِى </text:span><text:span text:style-name="T5">۱</text:span><text:span text:style-name="T1">لاَرْضضضِ جَمِيعاً وَمِثْلَهُ„ مَعَهُ„ لاَفْتَدَوْاْ بِهِؐ“ ٱُوْلَئِــكَ لَهُمْ سُوٓءُ </text:span><text:span text:style-name="T5">۴</text:span><text:span text:style-name="T1">لْحِسَابببِؐ وَمَأْوۭيٰهُمْ جَهَنَّمُؐ وَبِيسَ </text:span><text:span text:style-name="T5">۰</text:span><text:span text:style-name="T1">لْمِهَادُؐ </text:span><text:span text:style-name="T3">(20)</text:span><text:span text:style-name="T1"> ¤ أَفَمَـنْ يَّعْلَمُ أَنَّمَآ ٱُنزۣلَ إِلَيْــكَ مِن رَّبِّــكَ </text:span><text:span text:style-name="T5">۰</text:span><text:span text:style-name="T1">لْحَــقُّ كَمَنْ هُوَ أَعْمۭيٰٓؐ إِنَّمَا يَتَذَكَّرُ ٱُوْلُواْ </text:span><text:span text:style-name="T5">۴</text:span><text:span text:style-name="T1">لاَلْبَـٰــبِ </text:span><text:span text:style-name="T3">(21)</text:span><text:span text:style-name="T1"> </text:span><text:span text:style-name="T5">۱</text:span><text:span text:style-name="T1">لذِينَ يُوفُونَ بِعَهْدِ </text:span><text:span text:style-name="T5">۱</text:span><text:span text:style-name="T1">للَّهِ وَلاَ يَنقُضُونَ </text:span><text:span text:style-name="T5">۰</text:span><text:span text:style-name="T1">لْمِيثَـٰقَ </text:span><text:span text:style-name="T3">(22)</text:span><text:span text:style-name="T1"> وَالذِينَ يَصِلُونَ مَآ أَمَرَ </text:span><text:span text:style-name="T5">۰</text:span><text:span text:style-name="T1">للَّهُ بِهِ“ أَنْ يُّوصَلَ وَيَخْشَوْنَ رَبَّهُمْ وَيَخَافُونَ سُوٓءَ </text:span><text:span text:style-name="T5">۰</text:span><text:span text:style-name="T1">لْحِسَابِ </text:span><text:span text:style-name="T3">(23)</text:span><text:span text:style-name="T1"> وَالذِيــنَ صَبَرُواْ èبْتِغَآءَ وَجْهِ رَبِّهِمْ وَأَقَامُواْ </text:span><text:span text:style-name="T5">۴</text:span><text:span text:style-name="T1">لصَّلَوٰةَ وَأَنفَقُواْ مِمَّا رَزَقْنَـٰهُمْ سِرّاً وَعَچَنِيَةً وَيَدْرَءُونَ بِالْحَسَنَةِ </text:span><text:span text:style-name="T5">۱</text:span><text:span text:style-name="T1">لسَّيِّيؕةَؐ ٱُوْلَئِكَ لَهُمْ عُقْبَي </text:span><text:span text:style-name="T5">۰</text:span><text:span text:style-name="T1">لدّۭارۣؐ </text:span><text:span text:style-name="T3">(24)</text:span><text:span text:style-name="T1"> جَنَّـٰــتُ عَدْنٍ يَدْخُلُونَهَا وَمَــن صَلَحَ مِــنَ —ابَآئِهِمْ وَأَزْوَ؛جِهِمْ وَذُرّۣيَّـٰتِهِمْؐ وَالْمَلَئِكَةُ يَدْخُلُونَ عَلَيْهِم مِّــن كُلِّ بَابٍؐ سَچَم٘ عَلَيْكُم بِمَا صَبَرْتُمْؐ فَنِعْمَ عُقْبَــي </text:span><text:span text:style-name="T5">۰</text:span><text:span text:style-name="T1">لـدّۭارۣؐ </text:span><text:span text:style-name="T3">(25)</text:span><text:span text:style-name="T1"> وَالذِيــنَ يَنقُضُونَ عَهْدَ </text:span><text:span text:style-name="T5">۰</text:span><text:span text:style-name="T1">للَّهِ مِـنۢ بَعْدِ مِيثَـٰقِهِ” وَيَقْطَعُونَ مَآ أَمَرَ </text:span><text:span text:style-name="T5">۰</text:span><text:span text:style-name="T1">للَّهُ بِهِ“ أَنْ يُّوصَلَ وَيُفْسِدُونَ فِى </text:span><text:span text:style-name="T5">۱</text:span><text:span text:style-name="T1">لاَرْضِ ٱُوْلَئِكَ لَهُمُ </text:span><text:span text:style-name="T5">۴</text:span><text:span text:style-name="T1">للَّعْنَةُ وَلَهُمْ سُوٓءُ </text:span><text:span text:style-name="T5">۴</text:span><text:span text:style-name="T1">لدّۭارۣؐ </text:span><text:span text:style-name="T3">(26)</text:span><text:span text:style-name="T1"> </text:span><text:span text:style-name="T5">۱</text:span><text:span text:style-name="T1">للَّهُ يَبْسُطُ </text:span><text:span text:style-name="T5">۴</text:span><text:span text:style-name="T1">لرّۣزْقَ لِمَـنْ يَّشَآءُ وَيَقْدِرُؐ وَفَرۣحُواْ بِالْحَيَوٰةِ </text:span><text:span text:style-name="T5">۱</text:span><text:span text:style-name="T1">لدُّنْيۭاؐ وَمَا </text:span><text:span text:style-name="T5">۰</text:span><text:span text:style-name="T1">لْحَيَوٰةُ </text:span><text:span text:style-name="T5">۴</text:span><text:span text:style-name="T1">لدُّنْيۭا فِى </text:span><text:span text:style-name="T5">۱</text:span><text:span text:style-name="T1">لاَخِرَةِ إِلاَّ مَتَـٰعٌؐ </text:span><text:span text:style-name="T3">(27)</text:span><text:span text:style-name="T1"> وَيَقُولُ </text:span><text:span text:style-name="T5">۴</text:span><text:span text:style-name="T1">لذِيــنَ كَفَرُواْ لَوْلآَ ٱُنزۣلَ عَلَيْهِ ءَايَةٌ مِّن رَّبِّهِؐ” قُـلِ اِنَّ </text:span><text:span text:style-name="T5">۰</text:span><text:span text:style-name="T1">للَّهَ يُضِلُّ مَنْ يَّشَآءُ وَيَهْدِ ىٓ إِلَيْهِ مَنَ اَنَابَؐ </text:span><text:span text:style-name="T3">(28)</text:span><text:span text:style-name="T1"> </text:span><text:span text:style-name="T5">۰</text:span><text:span text:style-name="T1">لذِيــنَ ءَامَنُواْ وَتَطْمَئِنُّ قُلُوبُهُم بِذِكْرۣ </text:span><text:span text:style-name="T5">۱</text:span><text:span text:style-name="T1">للَّهِؐ أَلاَ بِذِكْرۣ </text:span><text:span text:style-name="T5">۱</text:span><text:span text:style-name="T1">للَّهِ تَطْمَئِـــنُّ </text:span><text:span text:style-name="T5">۴</text:span><text:span text:style-name="T1">لْقُلُوبُؐ </text:span><text:span text:style-name="T3">(29)</text:span><text:span text:style-name="T1"> </text:span><text:span text:style-name="T5">۴</text:span><text:span text:style-name="T1">لذِيــنَ ءَامَنُواْ وَعَمِلُواْ </text:span><text:span text:style-name="T5">۴</text:span><text:span text:style-name="T1">ڤصَّـٰڤِحَـٰــتِ طُوبۭــيٰ </text:span><text:soft-page-break/><text:span text:style-name="T1">لَهُمْ وَحُسْــنُ مَـَٔابٍؐ </text:span><text:span text:style-name="T3">(30)</text:span><text:span text:style-name="T1"> ® كَذَ؛لِــكَ أَرْسَلْنَـٰــكَ فِىٓ ٱُمَّةٍ قَدْ خَلَــتْ مِــن قَبْلِهَآ ٱُمَمٌ لِّتَتْلُوَاْ عَلَيْهِمُ </text:span><text:span text:style-name="T5">۴ﻟ</text:span><text:span text:style-name="T1">ـذِىٓ أَوْحَيْنَآ إِلَيْــكَ وَهُمْ يَكْفُرُونَ بِالرَّحْمَـٰــنۣؐ قُلْ هُوَ رَبِّىؐ لآَ إِچَهَ إِلاَّ هُوَؐ عَلَيْهِ تَوَكَّلْــتُؐ وَإِلَيْهِ مَتَابِؐ </text:span><text:span text:style-name="T3">(31)</text:span><text:span text:style-name="T1"> وَلَوَ اَنَّ قُرْءَاناً سُيِّرَتتتْ بِهِ </text:span><text:span text:style-name="T5">۱</text:span><text:span text:style-name="T1">لْجِبَالُ أَوْ قُطِّعَتْ بِهِ </text:span><text:span text:style-name="T5">۱</text:span><text:span text:style-name="T1">لاَرْضُ أَوْ كُلِّمَ بِهِ </text:span><text:span text:style-name="T5">۱</text:span><text:span text:style-name="T1">لْمَوْتۭيٰؐ بَل لِّلهِ </text:span><text:span text:style-name="T5">۱</text:span><text:span text:style-name="T1">لاَمْرُ جَمِيعاٗؐ اَفَلَمْ يَاْيْـَٔـــسِ </text:span><text:span text:style-name="T5">۱</text:span><text:span text:style-name="T1">لـذِيــنَ ءَامَنُوٓاْ أَن لَّوْ يَشَآءُ </text:span><text:span text:style-name="T5">۴</text:span><text:span text:style-name="T1">للَّهُ لَهَدَي </text:span><text:span text:style-name="T5">۰</text:span><text:span text:style-name="T1">لنَّاسَ جَمِيعاًؐ وَلاَ يَزَالُ </text:span><text:span text:style-name="T5">۴</text:span><text:span text:style-name="T1">لذِيــنَ كَفَرُواْ تُصِيبُهُم بِمَا صَنَعُواْ قَارۣعَة٘ اَوْ تَحُلُّ قَرۣيباً مِّن دۭارۣهِمْ حَتَّيٰ يَاتِيَ وَعْدُ </text:span><text:span text:style-name="T5">۴</text:span><text:span text:style-name="T1">للَّهِؐ إِنننَّ </text:span><text:span text:style-name="T5">۰</text:span><text:span text:style-name="T1">للَّهَ لاَ يُخْلِفُ </text:span><text:span text:style-name="T5">۴</text:span><text:span text:style-name="T1">لْمِيعَادَؐ </text:span><text:span text:style-name="T3">(32)</text:span><text:span text:style-name="T1"> وَلَقَدُ </text:span><text:span text:style-name="T5">۶</text:span><text:span text:style-name="T1">سْتُهْزۣىَٔ بِرُسُلٍ مِّــن قَبْلِــكَ فَأَمْلَيْــتُ لِلذِيــنَ كَفَرُواْ ثُمَّ أَخَذتُّهُمْؐ فَكَيْفَ كَانَ عِقَابِؐ </text:span><text:span text:style-name="T3">(33)</text:span><text:span text:style-name="T1"> أَفَمَنْ هُوَ قَآئِم٘ عَلَــيٰ كُـلِّ نَفْسٙ بِمَــا كَسَبَــتْؐ وَجَعَلُواْ لِلهِ شُرَكَآءَ قُــلْ سَمُّوهُمُؐ; أَمْ تُنَبِّـُٔونَهُ„ بِمَا لاَ يَعْلَمُ فِى </text:span><text:span text:style-name="T5">۱</text:span><text:span text:style-name="T1">لاَرْضِ أَم بِظَـٰهِرٍ مِّنَ </text:span><text:span text:style-name="T5">۰</text:span><text:span text:style-name="T1">لْقَوْلِؐ بَلْ زُيِّنَ لِلذِيــنَ كَفَرُواْ مَكْرُهُمْ وَصَدُّواْ عَـنِ </text:span><text:span text:style-name="T5">۱</text:span><text:span text:style-name="T1">لسَّبِيلِؐ وَمَـنْ يُّضْلِلِ </text:span><text:span text:style-name="T5">۱</text:span><text:span text:style-name="T1">للَّهُ فَمَا لَهُ„ مِــنْ هَادٍؐ </text:span><text:span text:style-name="T3">(34)</text:span><text:span text:style-name="T1"> لَّهُمْ عَذَابببٌ فِى </text:span><text:span text:style-name="T5">۱</text:span><text:span text:style-name="T1">لْحَيَوٰةِ </text:span><text:span text:style-name="T5">۱</text:span><text:span text:style-name="T1">لدُّنْيۭاؐ وَلَعَذَابببُ </text:span><text:span text:style-name="T5">۴</text:span><text:span text:style-name="T1">لاَخِرَةِ أَشَقُّؐ وَمَا لَهُم مِّــنَ </text:span><text:span text:style-name="T5">۰</text:span><text:span text:style-name="T1">للَّهِ مِنْ وَّاقٍؐ </text:span><text:span text:style-name="T3">(35)</text:span><text:span text:style-name="T1"> © مَّثَلُ </text:span><text:span text:style-name="T5">۴</text:span><text:span text:style-name="T1">لْجَنَّةِ </text:span><text:span text:style-name="T5">۱</text:span><text:span text:style-name="T1">لتِى وُعِدَ </text:span><text:span text:style-name="T5">۰</text:span><text:span text:style-name="T1">لْمُتَّقُونَ تَجْرۣى مِــن تَحْتِهَا </text:span><text:span text:style-name="T5">۰</text:span><text:span text:style-name="T1">لاَنْهَـٰرُ ٱُكْلُهَا دَآئِمٌ وَظِلُّهَاؐ تِلْــكَ عُقْبَــي </text:span><text:span text:style-name="T5">۰</text:span><text:span text:style-name="T1">لذِيــنَ "تَّقَواْؐ وَّعُقْبَي </text:span><text:span text:style-name="T5">۰</text:span><text:span text:style-name="T1">لْكۭـٰفِـرۣيــنَ </text:span><text:span text:style-name="T5">۰</text:span><text:span text:style-name="T1">لنَّارُؐ </text:span><text:span text:style-name="T3">(36)</text:span><text:span text:style-name="T1"> وَالذِيــنَ ءَاتَيْنَـٰهُمُ </text:span><text:span text:style-name="T5">۴</text:span><text:span text:style-name="T1">لْكِتَـٰــبَ يَفْرَحُونَ بِمَآ ٱُنزۣلَ إِلَيْــكَؐ وَمِــنَ </text:span><text:span text:style-name="T5">۰</text:span><text:span text:style-name="T1">لاَحْزَابِ مَـنْ يُّنكِرُ بَعْضَهُؐ, قُـلِ اِنَّمَآ ٱُمِرْتتتُ أَنننَ اَعْبُدَ </text:span><text:span text:style-name="T5">۰</text:span><text:span text:style-name="T1">للَّهَ وَلآَ ٱُشْرۣكَ بِهِؐ“ إِلَيْهِ أَدْعُواْؐ وَإِلَيْهِ مَـَٔابببِؐ </text:span><text:span text:style-name="T3">(37)</text:span><text:span text:style-name="T1"> وَكَذَ؛لِــكَ أَنزَلْنَـٰهُ حُكْماٗ عَرَبِيّاًؐ وَلَـئِـــۣن </text:span><text:soft-page-break/><text:span text:style-name="T1">'تَّبَعْــتَ أَهْوَآءَهُم بَعْدَ مَا جَآءَكككَ مِــنَ </text:span><text:span text:style-name="T5">۰</text:span><text:span text:style-name="T1">لْعِلْمِ مَا لَــكَ مِــنَ </text:span><text:span text:style-name="T5">۰</text:span><text:span text:style-name="T1">للَّهِ مِنْ وَّلِيٍّ وَلاَ وَاقٍؐ </text:span><text:span text:style-name="T3">(38)</text:span><text:span text:style-name="T1"> وَلَقَدَ اَرْسَلْنَا رُسُلًا مِّــن قَبْلِــكَ وَجَعَلْنَا لَهُمُ;</text:span></text:p>
      <text:p text:style-name="P2" loext:marker-style-name="T1"><text:span text:style-name="T1"><text:s/>أَزْوَ؛جاً وَذُرّۣيَّةًؐ وَمَا كَانَ لِرَسُولٖ اَنْ يَّاتِيَ بِـَٔايَةٖ اِلاَّ بِإِذْنِ </text:span><text:span text:style-name="T5">۱</text:span><text:span text:style-name="T1">للَّهِؐ لِكُــلّۣ أَجَــلٍ كِتَابٌؐ </text:span><text:span text:style-name="T3">(39)</text:span><text:span text:style-name="T1"> يَمْحُواْ </text:span><text:span text:style-name="T5">۴</text:span><text:span text:style-name="T1">للَّهُ مَا يَشَآءُ وَيُثَبِّــتُؐ وَعِندَهُ; ٱُمُّ </text:span><text:span text:style-name="T5">۴</text:span><text:span text:style-name="T1">لْكِتَـٰــبِؐ </text:span><text:span text:style-name="T3">(40)</text:span><text:span text:style-name="T1"> وَإِن مَّا نُرۣيَنَّكَ بَعْضَ </text:span><text:span text:style-name="T5">۰ﻟ﮲</text:span><text:span text:style-name="T1"> نَعِدُهُمُ; أَوْ نَتَوَفَّيَنَّــكَ فَإِنَّمَا عَلَيْــكَ </text:span><text:span text:style-name="T5">۰</text:span><text:span text:style-name="T1">لْبَچَغُ وَعَلَيْنَا </text:span><text:span text:style-name="T5">۰</text:span><text:span text:style-name="T1">لْحِسَابببُؐ </text:span><text:span text:style-name="T3">(41)</text:span><text:span text:style-name="T1"> أَوَلَمْ يَرَوَاْ اَنَّا نَاتِى </text:span><text:span text:style-name="T5">۱</text:span><text:span text:style-name="T1">لاَرْضضضَ نَنقُصُهَا مِــنَ اَطْرَافِهَاؐ وَاللَّهُ يَحْكُمُ لاَ مُعَقِّبَ لِحُكْمِهِؐ” وَهُوَ سَرۣيعُ </text:span><text:span text:style-name="T5">۴</text:span><text:span text:style-name="T1">لْحِسَابِؐ </text:span><text:span text:style-name="T3">(42)</text:span><text:span text:style-name="T1"> وَقَدْ مَكَرَ </text:span><text:span text:style-name="T5">۰</text:span><text:span text:style-name="T1">لذِينَ مِن قَبْلِهِمْ فَلِلهِ </text:span><text:span text:style-name="T5">۱</text:span><text:span text:style-name="T1">لْمَكْرُ جَمِيعاًؐ يَعْلَمُ مَا تَكْسِــبُ كُلُّ نَفْسٍؐ وَسَيَعْلَمُ </text:span><text:span text:style-name="T5">۴</text:span><text:span text:style-name="T1">لْكَـٰفِرُ لِمَــنْ عُقْبَي </text:span><text:span text:style-name="T5">۰</text:span><text:span text:style-name="T1">لدّۭارۣؐ </text:span><text:span text:style-name="T3">(43)</text:span><text:span text:style-name="T1"> وَيَقُولُ </text:span><text:span text:style-name="T5">۴</text:span><text:span text:style-name="T1">لذِيــنَ كَفَرُواْ لَسْتَ مُرْسَلًؐا قُــلْ كَفۭــيٰ بِاللَّهِ شَهِيداَۢ بَيْنِى وَبَيْنَكُمْ وَمَـنْ عِندَهُ„ عِلْمُ </text:span><text:span text:style-name="T5">۴</text:span><text:span text:style-name="T1">لْكِتَـٰــبِ </text:span><text:span text:style-name="T3">(44)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44:59.827745410</meta:creation-date>
    <dc:date>2025-02-27T21:46:00.215431623</dc:date>
    <meta:editing-duration>PT1M3S</meta:editing-duration>
    <meta:editing-cycles>1</meta:editing-cycles>
    <meta:document-statistic meta:table-count="0" meta:image-count="0" meta:object-count="0" meta:page-count="5" meta:paragraph-count="3" meta:word-count="911" meta:character-count="5043" meta:non-whitespace-character-count="4133"/>
    <meta:generator>LibreOffice/24.8.2.1$Linux_X86_64 LibreOffice_project/0f794b6e29741098670a3b95d60478a65d05ef13</meta:generator>
  </office:meta>
</office:document-meta>
</file>